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84c4" officeooo:paragraph-rsid="000f84c4"/>
    </style:style>
    <style:style style:name="P2" style:family="paragraph" style:parent-style-name="Standard">
      <style:text-properties officeooo:rsid="00106b49" officeooo:paragraph-rsid="00106b49"/>
    </style:style>
    <style:style style:name="P3" style:family="paragraph" style:parent-style-name="Standard">
      <style:text-properties officeooo:rsid="0011643f" officeooo:paragraph-rsid="0011643f"/>
    </style:style>
    <style:style style:name="P4" style:family="paragraph" style:parent-style-name="Standard">
      <style:text-properties officeooo:rsid="001225f9" officeooo:paragraph-rsid="001225f9"/>
    </style:style>
    <style:style style:name="P5" style:family="paragraph" style:parent-style-name="Standard">
      <style:text-properties officeooo:rsid="0012beb4" officeooo:paragraph-rsid="0012beb4"/>
    </style:style>
    <style:style style:name="P6" style:family="paragraph" style:parent-style-name="Standard">
      <style:text-properties officeooo:rsid="00147e07" officeooo:paragraph-rsid="00147e07"/>
    </style:style>
    <style:style style:name="P7" style:family="paragraph" style:parent-style-name="Standard">
      <style:text-properties officeooo:rsid="0014c295" officeooo:paragraph-rsid="0014c295"/>
    </style:style>
    <style:style style:name="P8" style:family="paragraph" style:parent-style-name="Standard">
      <style:text-properties officeooo:rsid="0016af2f" officeooo:paragraph-rsid="0016af2f"/>
    </style:style>
    <style:style style:name="P9" style:family="paragraph" style:parent-style-name="Standard">
      <style:text-properties fo:font-weight="bold" officeooo:rsid="001702b8" officeooo:paragraph-rsid="001702b8" style:font-weight-asian="bold" style:font-weight-complex="bold"/>
    </style:style>
    <style:style style:name="P10" style:family="paragraph" style:parent-style-name="Standard" style:list-style-name="L1">
      <style:text-properties officeooo:rsid="001b5854" officeooo:paragraph-rsid="001d254d"/>
    </style:style>
    <style:style style:name="P11" style:family="paragraph" style:parent-style-name="Standard" style:list-style-name="L2">
      <style:text-properties officeooo:rsid="001b5854" officeooo:paragraph-rsid="001d254d"/>
    </style:style>
    <style:style style:name="P12" style:family="paragraph" style:parent-style-name="Standard" style:list-style-name="L2">
      <style:text-properties officeooo:rsid="001b5854" officeooo:paragraph-rsid="001b5854"/>
    </style:style>
    <style:style style:name="P13" style:family="paragraph" style:parent-style-name="Standard" style:list-style-name="L1">
      <style:text-properties officeooo:rsid="000f84c4" officeooo:paragraph-rsid="000f84c4"/>
    </style:style>
    <style:style style:name="P14" style:family="paragraph" style:parent-style-name="Standard" style:list-style-name="L3">
      <style:text-properties officeooo:rsid="000f84c4" officeooo:paragraph-rsid="000f84c4"/>
    </style:style>
    <style:style style:name="P15" style:family="paragraph" style:parent-style-name="Standard" style:list-style-name="L1">
      <style:text-properties officeooo:rsid="0011643f" officeooo:paragraph-rsid="0011643f"/>
    </style:style>
    <style:style style:name="P16" style:family="paragraph" style:parent-style-name="Standard" style:list-style-name="L7">
      <style:text-properties officeooo:rsid="0011643f" officeooo:paragraph-rsid="0011643f"/>
    </style:style>
    <style:style style:name="P17" style:family="paragraph" style:parent-style-name="Standard" style:list-style-name="L8">
      <style:text-properties officeooo:rsid="0011643f" officeooo:paragraph-rsid="0011643f"/>
    </style:style>
    <style:style style:name="P18" style:family="paragraph" style:parent-style-name="Standard" style:list-style-name="L9">
      <style:text-properties officeooo:rsid="0011643f" officeooo:paragraph-rsid="0011643f"/>
    </style:style>
    <style:style style:name="P19" style:family="paragraph" style:parent-style-name="Standard" style:list-style-name="L4">
      <style:text-properties officeooo:rsid="0016af2f" officeooo:paragraph-rsid="0016af2f"/>
    </style:style>
    <style:style style:name="P20" style:family="paragraph" style:parent-style-name="Standard" style:list-style-name="L10">
      <style:text-properties officeooo:rsid="0016af2f" officeooo:paragraph-rsid="0016af2f"/>
    </style:style>
    <style:style style:name="P21" style:family="paragraph" style:parent-style-name="Standard" style:list-style-name="L5">
      <style:text-properties officeooo:rsid="00145c5d" officeooo:paragraph-rsid="00145c5d"/>
    </style:style>
    <style:style style:name="P22" style:family="paragraph" style:parent-style-name="Standard" style:list-style-name="L6">
      <style:text-properties officeooo:rsid="00106b49" officeooo:paragraph-rsid="00106b49"/>
    </style:style>
    <style:style style:name="P23" style:family="paragraph" style:parent-style-name="Standard" style:list-style-name="L7">
      <style:text-properties officeooo:rsid="00106b49" officeooo:paragraph-rsid="00106b49"/>
    </style:style>
    <style:style style:name="P24" style:family="paragraph" style:parent-style-name="Standard" style:list-style-name="L10">
      <style:text-properties fo:font-weight="bold" officeooo:rsid="0016af2f" officeooo:paragraph-rsid="0016af2f" style:font-weight-asian="bold" style:font-weight-complex="bold"/>
    </style:style>
    <style:style style:name="P25" style:family="paragraph" style:parent-style-name="Standard">
      <style:text-properties fo:font-weight="bold" officeooo:rsid="0019ba31" officeooo:paragraph-rsid="0019ba31" style:font-weight-asian="bold" style:font-weight-complex="bold"/>
    </style:style>
    <style:style style:name="P26" style:family="paragraph" style:parent-style-name="Standard" style:list-style-name="L11">
      <style:text-properties fo:font-weight="bold" officeooo:rsid="00222df3" officeooo:paragraph-rsid="002a7383" style:font-weight-asian="bold" style:font-weight-complex="bold"/>
    </style:style>
    <style:style style:name="P27" style:family="paragraph" style:parent-style-name="Standard">
      <style:text-properties fo:font-weight="bold" officeooo:rsid="00222df3" officeooo:paragraph-rsid="002a7383" style:font-weight-asian="bold" style:font-weight-complex="bold"/>
    </style:style>
    <style:style style:name="P28" style:family="paragraph" style:parent-style-name="Standard">
      <style:text-properties fo:font-weight="bold" officeooo:rsid="00346d1d" officeooo:paragraph-rsid="00346d1d" style:font-weight-asian="bold" style:font-weight-complex="bold"/>
    </style:style>
    <style:style style:name="P29" style:family="paragraph" style:parent-style-name="Standard">
      <style:text-properties fo:font-weight="bold" officeooo:rsid="00346d1d" officeooo:paragraph-rsid="003cf7a9" style:font-weight-asian="bold" style:font-weight-complex="bold"/>
    </style:style>
    <style:style style:name="P30" style:family="paragraph" style:parent-style-name="Standard" style:list-style-name="L10">
      <style:text-properties fo:font-weight="normal" officeooo:rsid="0016af2f" officeooo:paragraph-rsid="0016af2f" style:font-weight-asian="normal" style:font-weight-complex="normal"/>
    </style:style>
    <style:style style:name="P31" style:family="paragraph" style:parent-style-name="Standard" style:list-style-name="L10">
      <style:text-properties fo:font-weight="normal" officeooo:rsid="001702b8" officeooo:paragraph-rsid="001702b8" style:font-weight-asian="normal" style:font-weight-complex="normal"/>
    </style:style>
    <style:style style:name="P32" style:family="paragraph" style:parent-style-name="Standard">
      <style:text-properties fo:font-weight="normal" officeooo:rsid="001702b8" officeooo:paragraph-rsid="001702b8" style:font-weight-asian="normal" style:font-weight-complex="normal"/>
    </style:style>
    <style:style style:name="P33" style:family="paragraph" style:parent-style-name="Standard" style:list-style-name="L11">
      <style:text-properties fo:font-weight="normal" officeooo:rsid="00222df3" officeooo:paragraph-rsid="002a7383" style:font-weight-asian="normal" style:font-weight-complex="normal"/>
    </style:style>
    <style:style style:name="P34" style:family="paragraph" style:parent-style-name="Standard" style:list-style-name="L11">
      <style:text-properties fo:font-weight="normal" officeooo:rsid="00283b74" officeooo:paragraph-rsid="002a7383" style:font-weight-asian="normal" style:font-weight-complex="normal"/>
    </style:style>
    <style:style style:name="P35" style:family="paragraph" style:parent-style-name="Standard">
      <style:text-properties fo:font-weight="normal" officeooo:rsid="0028b3ce" officeooo:paragraph-rsid="0028b3ce" style:font-weight-asian="normal" style:font-weight-complex="normal"/>
    </style:style>
    <style:style style:name="P36" style:family="paragraph" style:parent-style-name="Standard">
      <style:text-properties fo:font-weight="normal" officeooo:rsid="0028b3ce" officeooo:paragraph-rsid="00222df3" style:font-weight-asian="normal" style:font-weight-complex="normal"/>
    </style:style>
    <style:style style:name="P37" style:family="paragraph" style:parent-style-name="Standard" style:list-style-name="L15">
      <style:text-properties fo:font-weight="normal" officeooo:rsid="00346d1d" officeooo:paragraph-rsid="00346d1d" style:font-weight-asian="normal" style:font-weight-complex="normal"/>
    </style:style>
    <style:style style:name="P38" style:family="paragraph" style:parent-style-name="Standard">
      <style:text-properties fo:font-weight="normal" officeooo:rsid="00346d1d" officeooo:paragraph-rsid="00346d1d" style:font-weight-asian="normal" style:font-weight-complex="normal"/>
    </style:style>
    <style:style style:name="P39" style:family="paragraph" style:parent-style-name="Standard" style:list-style-name="L21">
      <style:text-properties fo:font-weight="normal" officeooo:rsid="00346d1d" officeooo:paragraph-rsid="003cf7a9" style:font-weight-asian="normal" style:font-weight-complex="normal"/>
    </style:style>
    <style:style style:name="P40" style:family="paragraph" style:parent-style-name="Standard">
      <style:text-properties fo:font-weight="normal" officeooo:rsid="00346d1d" officeooo:paragraph-rsid="003cf7a9" style:font-weight-asian="normal" style:font-weight-complex="normal"/>
    </style:style>
    <style:style style:name="P41" style:family="paragraph" style:parent-style-name="Standard">
      <style:text-properties fo:font-weight="normal" officeooo:rsid="0035ea38" officeooo:paragraph-rsid="00370707" style:font-weight-asian="normal" style:font-weight-complex="normal"/>
    </style:style>
    <style:style style:name="P42" style:family="paragraph" style:parent-style-name="Standard">
      <style:text-properties fo:font-weight="normal" officeooo:rsid="0035ea38" officeooo:paragraph-rsid="003cf7a9" style:font-weight-asian="normal" style:font-weight-complex="normal"/>
    </style:style>
    <style:style style:name="P43" style:family="paragraph" style:parent-style-name="Standard" style:list-style-name="L16">
      <style:text-properties fo:font-weight="normal" officeooo:rsid="00370707" officeooo:paragraph-rsid="00370707" style:font-weight-asian="normal" style:font-weight-complex="normal"/>
    </style:style>
    <style:style style:name="P44" style:family="paragraph" style:parent-style-name="Standard" style:list-style-name="L23">
      <style:text-properties fo:font-weight="normal" officeooo:rsid="00370707" officeooo:paragraph-rsid="003cf7a9" style:font-weight-asian="normal" style:font-weight-complex="normal"/>
    </style:style>
    <style:style style:name="P45" style:family="paragraph" style:parent-style-name="Standard" style:list-style-name="L23">
      <style:text-properties fo:font-size="20pt" fo:font-weight="normal" officeooo:rsid="00370707" officeooo:paragraph-rsid="003cf7a9" style:font-size-asian="17.5pt" style:font-weight-asian="normal" style:font-size-complex="20pt" style:font-weight-complex="normal"/>
    </style:style>
    <style:style style:name="P46" style:family="paragraph" style:parent-style-name="Standard">
      <style:text-properties fo:font-size="20pt" fo:font-weight="bold" officeooo:rsid="002a7383" officeooo:paragraph-rsid="002a7383" style:font-size-asian="17.5pt" style:font-weight-asian="bold" style:font-size-complex="20pt" style:font-weight-complex="bold"/>
    </style:style>
    <style:style style:name="P47" style:family="paragraph" style:parent-style-name="Standard">
      <style:text-properties fo:font-size="20pt" fo:font-weight="bold" officeooo:rsid="002a7383" officeooo:paragraph-rsid="0028b3ce" style:font-size-asian="17.5pt" style:font-weight-asian="bold" style:font-size-complex="20pt" style:font-weight-complex="bold"/>
    </style:style>
    <style:style style:name="P48" style:family="paragraph" style:parent-style-name="Standard">
      <style:text-properties fo:font-size="12pt" fo:font-weight="bold" officeooo:rsid="002ea388" officeooo:paragraph-rsid="002ea388" style:font-size-asian="10.5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300ada" officeooo:paragraph-rsid="00300ada" style:font-size-asian="10.5pt" style:font-weight-asian="bold" style:font-size-complex="12pt" style:font-weight-complex="bold"/>
    </style:style>
    <style:style style:name="P50" style:family="paragraph" style:parent-style-name="Standard" style:list-style-name="L11">
      <style:text-properties fo:font-size="12pt" fo:font-weight="normal" officeooo:rsid="0028b3ce" officeooo:paragraph-rsid="002a7383" style:font-size-asian="10.5pt" style:font-weight-asian="normal" style:font-size-complex="12pt" style:font-weight-complex="normal"/>
    </style:style>
    <style:style style:name="P51" style:family="paragraph" style:parent-style-name="Standard" style:list-style-name="L11">
      <style:text-properties fo:font-size="12pt" fo:font-weight="normal" officeooo:rsid="002b6dde" officeooo:paragraph-rsid="002b6dde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b6dde" officeooo:paragraph-rsid="002b6dde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2ea388" officeooo:paragraph-rsid="002ea388" style:font-size-asian="10.5pt" style:font-weight-asian="normal" style:font-size-complex="12pt" style:font-weight-complex="normal"/>
    </style:style>
    <style:style style:name="P54" style:family="paragraph" style:parent-style-name="Standard" style:list-style-name="L12">
      <style:text-properties fo:font-size="12pt" fo:font-weight="normal" officeooo:rsid="002ea388" officeooo:paragraph-rsid="002ea388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74eb8" officeooo:paragraph-rsid="00374eb8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74eb8" officeooo:paragraph-rsid="003cf7a9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8pt" fo:font-weight="bold" officeooo:rsid="0031450d" officeooo:paragraph-rsid="0031450d" style:font-size-asian="15.75pt" style:font-weight-asian="bold" style:font-size-complex="18pt" style:font-weight-complex="bold"/>
    </style:style>
    <style:style style:name="P58" style:family="paragraph" style:parent-style-name="Standard">
      <style:text-properties fo:font-size="18pt" fo:font-weight="bold" officeooo:rsid="0031450d" officeooo:paragraph-rsid="003cf7a9" style:font-size-asian="15.75pt" style:font-weight-asian="bold" style:font-size-complex="18pt" style:font-weight-complex="bold"/>
    </style:style>
    <style:style style:name="P59" style:family="paragraph" style:parent-style-name="Standard">
      <style:text-properties fo:font-size="11pt" fo:font-weight="normal" officeooo:rsid="00331cec" officeooo:paragraph-rsid="00331cec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3">
      <style:text-properties fo:font-size="11pt" fo:font-weight="normal" officeooo:rsid="00331cec" officeooo:paragraph-rsid="00331cec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14">
      <style:text-properties fo:font-size="11pt" fo:font-weight="normal" officeooo:rsid="00331cec" officeooo:paragraph-rsid="00331cec" style:font-size-asian="9.60000038146973pt" style:font-weight-asian="normal" style:font-size-complex="11pt" style:font-weight-complex="normal"/>
    </style:style>
    <style:style style:name="P62" style:family="paragraph" style:parent-style-name="Standard" style:list-style-name="L19">
      <style:text-properties fo:font-size="11pt" fo:font-weight="normal" officeooo:rsid="00331cec" officeooo:paragraph-rsid="003cf7a9" style:font-size-asian="9.60000038146973pt" style:font-weight-asian="normal" style:font-size-complex="11pt" style:font-weight-complex="normal"/>
    </style:style>
    <style:style style:name="P63" style:family="paragraph" style:parent-style-name="Standard" style:list-style-name="L20">
      <style:text-properties fo:font-size="11pt" fo:font-weight="normal" officeooo:rsid="00331cec" officeooo:paragraph-rsid="003cf7a9" style:font-size-asian="9.60000038146973pt" style:font-weight-asian="normal" style:font-size-complex="11pt" style:font-weight-complex="normal"/>
    </style:style>
    <style:style style:name="P64" style:family="paragraph" style:parent-style-name="Standard">
      <style:text-properties fo:font-size="11pt" fo:font-weight="normal" officeooo:rsid="00331cec" officeooo:paragraph-rsid="003cf7a9" style:font-size-asian="9.60000038146973pt" style:font-weight-asian="normal" style:font-size-complex="11pt" style:font-weight-complex="normal"/>
    </style:style>
    <style:style style:name="P65" style:family="paragraph" style:parent-style-name="Standard" style:list-style-name="L18">
      <style:text-properties fo:font-size="11pt" fo:font-weight="normal" officeooo:rsid="003bb2ac" officeooo:paragraph-rsid="003bb2ac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18">
      <style:text-properties fo:font-size="11pt" fo:font-weight="normal" officeooo:rsid="003bb2ac" officeooo:paragraph-rsid="003cf7a9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18">
      <style:text-properties fo:font-size="11pt" fo:font-weight="normal" officeooo:rsid="003c103e" officeooo:paragraph-rsid="003c103e" style:font-size-asian="9.60000038146973pt" style:font-weight-asian="normal" style:font-size-complex="11pt" style:font-weight-complex="normal"/>
    </style:style>
    <style:style style:name="P68" style:family="paragraph" style:parent-style-name="Standard" style:list-style-name="L18">
      <style:text-properties fo:font-size="11pt" fo:font-weight="normal" officeooo:rsid="003c103e" officeooo:paragraph-rsid="003cf7a9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4">
      <style:text-properties officeooo:paragraph-rsid="00331cec"/>
    </style:style>
    <style:style style:name="P70" style:family="paragraph" style:parent-style-name="Standard" style:list-style-name="L14">
      <style:text-properties officeooo:rsid="00331cec" officeooo:paragraph-rsid="00331cec"/>
    </style:style>
    <style:style style:name="P71" style:family="paragraph" style:parent-style-name="Standard">
      <style:text-properties officeooo:rsid="00331cec" officeooo:paragraph-rsid="00331cec"/>
    </style:style>
    <style:style style:name="P72" style:family="paragraph" style:parent-style-name="Standard" style:list-style-name="L20">
      <style:text-properties officeooo:rsid="00331cec" officeooo:paragraph-rsid="003cf7a9"/>
    </style:style>
    <style:style style:name="P73" style:family="paragraph" style:parent-style-name="Standard">
      <style:text-properties officeooo:rsid="00331cec" officeooo:paragraph-rsid="003cf7a9"/>
    </style:style>
    <style:style style:name="P74" style:family="paragraph" style:parent-style-name="Standard">
      <style:text-properties officeooo:rsid="00346d1d" officeooo:paragraph-rsid="00346d1d"/>
    </style:style>
    <style:style style:name="P75" style:family="paragraph" style:parent-style-name="Standard">
      <style:text-properties officeooo:rsid="00346d1d" officeooo:paragraph-rsid="003cf7a9"/>
    </style:style>
    <style:style style:name="P76" style:family="paragraph" style:parent-style-name="Standard" style:list-style-name="L17">
      <style:text-properties officeooo:paragraph-rsid="00370707"/>
    </style:style>
    <style:style style:name="P77" style:family="paragraph" style:parent-style-name="Standard" style:list-style-name="L14">
      <style:text-properties officeooo:rsid="003737f3" officeooo:paragraph-rsid="003737f3"/>
    </style:style>
    <style:style style:name="P78" style:family="paragraph" style:parent-style-name="Standard" style:list-style-name="L20">
      <style:text-properties officeooo:rsid="003737f3" officeooo:paragraph-rsid="003cf7a9"/>
    </style:style>
    <style:style style:name="P79" style:family="paragraph" style:parent-style-name="Standard" style:list-style-name="L20">
      <style:text-properties officeooo:paragraph-rsid="003cf7a9"/>
    </style:style>
    <style:style style:name="P80" style:family="paragraph" style:parent-style-name="Standard" style:list-style-name="L22">
      <style:text-properties officeooo:paragraph-rsid="003cf7a9"/>
    </style:style>
    <style:style style:name="T1" style:family="text">
      <style:text-properties officeooo:rsid="00106b49"/>
    </style:style>
    <style:style style:name="T2" style:family="text">
      <style:text-properties officeooo:rsid="00145c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5c5d" style:font-weight-asian="bold" style:font-weight-complex="bold"/>
    </style:style>
    <style:style style:name="T5" style:family="text">
      <style:text-properties fo:font-weight="bold" officeooo:rsid="0019ba31" style:font-weight-asian="bold" style:font-weight-complex="bold"/>
    </style:style>
    <style:style style:name="T6" style:family="text">
      <style:text-properties fo:font-weight="bold" officeooo:rsid="001ff805" style:font-weight-asian="bold" style:font-weight-complex="bold"/>
    </style:style>
    <style:style style:name="T7" style:family="text">
      <style:text-properties fo:font-weight="bold" officeooo:rsid="00251d70" style:font-weight-asian="bold" style:font-weight-complex="bold"/>
    </style:style>
    <style:style style:name="T8" style:family="text">
      <style:text-properties fo:font-weight="bold" officeooo:rsid="0035ea3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02b8" style:font-weight-asian="normal" style:font-weight-complex="normal"/>
    </style:style>
    <style:style style:name="T11" style:family="text">
      <style:text-properties officeooo:rsid="0016af2f"/>
    </style:style>
    <style:style style:name="T12" style:family="text">
      <style:text-properties officeooo:rsid="0017403a"/>
    </style:style>
    <style:style style:name="T13" style:family="text">
      <style:text-properties officeooo:rsid="001ff805"/>
    </style:style>
    <style:style style:name="T14" style:family="text">
      <style:text-properties officeooo:rsid="002435aa"/>
    </style:style>
    <style:style style:name="T1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331cec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35ea38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370707" style:font-size-asian="9.60000038146973pt" style:font-weight-asian="normal" style:font-size-complex="11pt" style:font-weight-complex="normal"/>
    </style:style>
    <style:style style:name="T19" style:family="text">
      <style:text-properties fo:font-size="11pt" style:font-size-asian="9.60000038146973pt" style:font-size-complex="11pt"/>
    </style:style>
    <style:style style:name="T2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21" style:family="text">
      <style:text-properties officeooo:rsid="003a20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69343802702057801" text:style-name="L1">
        <text:list-header>
          <text:p text:style-name="P10">Assistentes sociais : </text:p>
        </text:list-header>
      </text:list>
      <text:list xml:id="list835970673675670226" text:style-name="L2">
        <text:list-item>
          <text:p text:style-name="P11">claudia (responsável pelo administrativo)</text:p>
        </text:list-item>
        <text:list-item>
          <text:p text:style-name="P12">Marcia (Banco de dados)</text:p>
        </text:list-item>
      </text:list>
      <text:p text:style-name="P1"/>
      <text:p text:style-name="P1"><text:tab/></text:p>
      <text:p text:style-name="P1"/>
      <text:list xml:id="list171135383739675" text:continue-list="list2769343802702057801" text:style-name="L1">
        <text:list-item>
          <text:p text:style-name="P13">Conselho de pais : </text:p>
        </text:list-item>
        <text:list-item>
          <text:p text:style-name="P15">projeto onde pessoas se inscrevem (como se fosse um evento)</text:p>
        </text:list-item>
        <text:list-item>
          <text:p text:style-name="P15">tem várias ofcinas para acompanhamento das familias (oficinas)</text:p>
        </text:list-item>
        <text:list-item>
          <text:p text:style-name="P15"/>
        </text:list-item>
      </text:list>
      <text:p text:style-name="P1"/>
      <text:p text:style-name="P1"><text:tab/>antes : existe uma denuncia, conselho investiga, </text:p>
      <text:p text:style-name="P1"/>
      <text:list xml:id="list5709991798710756524" text:style-name="L3">
        <text:list-item>
          <text:p text:style-name="P14">Picologa acohimento (tratar com psicologa)</text:p>
        </text:list-item>
        <text:list-item>
          <text:p text:style-name="P14">é encaminhada para a casa</text:p>
        </text:list-item>
      </text:list>
      <text:p text:style-name="P1"/>
      <text:p text:style-name="P1">Assistente social : cudiad da documentação da criança, busca contatos da familia, informar vara da infancia. <text:span text:style-name="T11">(indiviidual) ( </text:span><text:span text:style-name="T7">guia de acolhimento </text:span><text:span text:style-name="T11">)</text:span></text:p>
      <text:p text:style-name="P1"/>
      <text:p text:style-name="P1">Tem 15 dias para fazer avaliação incial (acompanhamente médico (checkup) , estudo social (visita familiar) ) 15 dais apra aprensentar para juiza o acolhimento. <text:span text:style-name="T13">(</text:span><text:span text:style-name="T6">RECOLHER CAMPOS</text:span><text:span text:style-name="T13">)</text:span></text:p>
      <text:p text:style-name="P1"/>
      <text:p text:style-name="P1">Tem 30 dias para montar plano individual da criança (plano de metas para crianca viver bem) (o que faremos pra criança voltar para a família) <text:s/><text:span text:style-name="T2">(</text:span><text:span text:style-name="T4">PLANO INDIVIDUAL </text:span><text:span text:style-name="T5">AVALIATIVO</text:span><text:span text:style-name="T2">)</text:span></text:p>
      <text:p text:style-name="P1"/>
      <text:p text:style-name="P6">Depois vem a execução ( passo a passo do que vem do plano individual ) (<text:span text:style-name="T3">ATOR : </text:span><text:span text:style-name="T9">Assistente social/ psicologa</text:span>):</text:p>
      <text:list xml:id="list2375411493939208635" text:style-name="L4">
        <text:list-item>
          <text:p text:style-name="P19">Acontecem audiencias periodicas.</text:p>
        </text:list-item>
        <text:list-item>
          <text:p text:style-name="P19"/>
        </text:list-item>
      </text:list>
      <text:p text:style-name="P6"/>
      <text:p text:style-name="P7">Desligamento monitorado(acompanhamento se realmente deu certo a execução) pelo menos seis meses</text:p>
      <text:p text:style-name="P7"/>
      <text:p text:style-name="P7">Desligamento total.</text:p>
      <text:p text:style-name="P1"/>
      <text:p text:style-name="P1"/>
      <text:p text:style-name="P1"/>
      <text:p text:style-name="P5">Cadastro da criança:</text:p>
      <text:list xml:id="list1163614750286854311" text:style-name="L5">
        <text:list-item>
          <text:p text:style-name="P21">o cadastro da criança está numa pasta física <text:span text:style-name="T11">(cadastro da assistente social)</text:span>.</text:p>
        </text:list-item>
        <text:list-item>
          <text:p text:style-name="P21">(verificar requisitos com a márcia)</text:p>
        </text:list-item>
        <text:list-item>
          <text:p text:style-name="P21">Plano individual ()</text:p>
        </text:list-item>
      </text:list>
      <text:p text:style-name="P1"/>
      <text:p text:style-name="P1">- <text:span text:style-name="T1">Orgãos terão acesso ao sistema.</text:span></text:p>
      <text:list xml:id="list684771798211517292" text:style-name="L6">
        <text:list-item>
          <text:p text:style-name="P22">Psicologa, asistente social , (pessoas técnicas)</text:p>
        </text:list-item>
        <text:list-item>
          <text:p text:style-name="P22"/>
        </text:list-item>
      </text:list>
      <text:p text:style-name="P1"/>
      <text:p text:style-name="P1"/>
      <text:p text:style-name="P2">COISAS que sistemas terão :</text:p>
      <text:list xml:id="list2093071529165466574" text:style-name="L7">
        <text:list-item>
          <text:p text:style-name="P23">cadastro de criança</text:p>
        </text:list-item>
        <text:list-item>
          <text:p text:style-name="P23">dados do acolhimento (motivo, data)</text:p>
        </text:list-item>
        <text:list-item>
          <text:p text:style-name="P23">educação (escola , série)</text:p>
        </text:list-item>
        <text:list-item>
          <text:p text:style-name="P23"><text:soft-page-break/>Saúde .</text:p>
        </text:list-item>
        <text:list-item>
          <text:p text:style-name="P23">Dados da família </text:p>
        </text:list-item>
        <text:list-item>
          <text:p text:style-name="P16">Casas abrigos</text:p>
        </text:list-item>
        <text:list-item>
          <text:p text:style-name="P16">cadastros de colaboradores.(cuidadoras)</text:p>
        </text:list-item>
        <text:list-item>
          <text:p text:style-name="P16">Escolha de pais.</text:p>
        </text:list-item>
      </text:list>
      <text:p text:style-name="P3"/>
      <text:p text:style-name="P3"/>
      <text:p text:style-name="P3"/>
      <text:p text:style-name="P3">Controle de entrada e saída de doações:</text:p>
      <text:list xml:id="list8053709254835343150" text:style-name="L8">
        <text:list-item>
          <text:p text:style-name="P17">Solicitação de manutenção nas casas</text:p>
        </text:list-item>
        <text:list-item>
          <text:p text:style-name="P17">Controle de compras</text:p>
        </text:list-item>
        <text:list-item>
          <text:p text:style-name="P17">fazer realtorios mensais de gastos.</text:p>
        </text:list-item>
      </text:list>
      <text:p text:style-name="P3"/>
      <text:p text:style-name="P3"/>
      <text:p text:style-name="P3">Maes fazem requisicao :</text:p>
      <text:list xml:id="list9072512970583318529" text:style-name="L9">
        <text:list-item>
          <text:p text:style-name="P18">180 reai /mes de comida</text:p>
        </text:list-item>
        <text:list-item>
          <text:p text:style-name="P18">65 higiene e limpeza</text:p>
        </text:list-item>
        <text:list-item>
          <text:p text:style-name="P18">Pedem requisicao de dinheiro ();</text:p>
        </text:list-item>
      </text:list>
      <text:p text:style-name="P3"/>
      <text:p text:style-name="P3"/>
      <text:p text:style-name="P4">O sistema deverá ter um módulo de administração de usuários.</text:p>
      <text:p text:style-name="P4"/>
      <text:p text:style-name="P4"/>
      <text:p text:style-name="P8">1 iterações:</text:p>
      <text:list xml:id="list7338389374316238392" text:style-name="L10">
        <text:list-item>
          <text:p text:style-name="P20">Crianças</text:p>
        </text:list-item>
        <text:list-item>
          <text:p text:style-name="P20">familias</text:p>
        </text:list-item>
        <text:list-item>
          <text:p text:style-name="P20">Escola de pais</text:p>
        </text:list-item>
        <text:list-item>
          <text:p text:style-name="P24">Denuncia (motivo)</text:p>
        </text:list-item>
        <text:list-item>
          <text:p text:style-name="P24">avaliação inicial (status)</text:p>
        </text:list-item>
        <text:list-item>
          <text:p text:style-name="P24">Plano individual (metas para resolver) (cadastro de metas)</text:p>
        </text:list-item>
        <text:list-item>
          <text:p text:style-name="P20">Cada<text:span text:style-name="T9">stro de casas lares (??? )</text:span></text:p>
        </text:list-item>
        <text:list-item>
          <text:p text:style-name="P30">dentro do status de execução teriam vários encaminhamento<text:span text:style-name="T14">s</text:span> (tem relação com as metas) (resultado do encaminhamento) (plano de atendimento individual) (existe um documento para impressão ) (status)</text:p>
        </text:list-item>
        <text:list-item>
          <text:p text:style-name="P20"><text:span text:style-name="T9">Desligamento monitorado ( </text:span><text:span text:style-name="T10">campo texto</text:span><text:span text:style-name="T9"> )</text:span></text:p>
        </text:list-item>
        <text:list-item>
          <text:p text:style-name="P31">Desligamento ()</text:p>
        </text:list-item>
      </text:list>
      <text:p text:style-name="P32"/>
      <text:p text:style-name="P32"><text:tab/>relatórios : número de acolhidos,</text:p>
      <text:p text:style-name="P32"/>
      <text:p text:style-name="P32"/>
      <text:p text:style-name="P32"/>
      <text:p text:style-name="P9">RN – <text:bookmark-start text:name="__DdeLink__237_1372759064"/><text:bookmark-start text:name="__DdeLink__232_1372759064"/>integração das informações <text:s/><text:span text:style-name="T12">para não fazer retrabalho</text:span><text:bookmark-end text:name="__DdeLink__237_1372759064"/><text:bookmark-end text:name="__DdeLink__232_1372759064"/>(PQ TEM INFORMAÇÕES DESMEMBRADAS)</text:p>
      <text:p text:style-name="P9"/>
      <text:p text:style-name="P9"/>
      <text:p text:style-name="P9"/>
      <text:p text:style-name="P25">PIA </text:p>
      <text:p text:style-name="P25"/>
      <text:p text:style-name="P25"/>
      <text:p text:style-name="P36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7"/>
      <text:p text:style-name="P46"/>
      <text:p text:style-name="P46">Reunião 14/03</text:p>
      <text:p text:style-name="P46"/>
      <text:p text:style-name="P27">Lista de perguntas a serem feitas : </text:p>
      <text:list xml:id="list2221982880133825607" text:style-name="L11">
        <text:list-header>
          <text:p text:style-name="P26">Atendimento : </text:p>
        </text:list-header>
        <text:list-item>
          <text:p text:style-name="P33">Registro fotogŕafico, é o registro fotográfico da criança, ou do parecer da criança no momento do atendimento ?</text:p>
        </text:list-item>
        <text:list-item>
          <text:p text:style-name="P34">Quais os campos para se cadastrar uma criança</text:p>
        </text:list-item>
        <text:list-item>
          <text:p text:style-name="P50">uma criança necessariamente tem que estar vinculada a uma família ?</text:p>
        </text:list-item>
        <text:list-item>
          <text:p text:style-name="P51">O que é a guia de acolhimento?</text:p>
        </text:list-item>
      </text:list>
      <text:p text:style-name="P52"/>
      <text:p text:style-name="P52"/>
      <text:p text:style-name="P48">Campos casa lar:</text:p>
      <text:list xml:id="list7408549247762664104" text:style-name="L12">
        <text:list-item>
          <text:p text:style-name="P54">Número da casa lar</text:p>
        </text:list-item>
        <text:list-item>
          <text:p text:style-name="P54">Crianças </text:p>
        </text:list-item>
        <text:list-item>
          <text:p text:style-name="P54">Cuidadora residente</text:p>
        </text:list-item>
        <text:list-item>
          <text:p text:style-name="P54">Cuidadora apoiadora</text:p>
        </text:list-item>
      </text:list>
      <text:p text:style-name="P53"/>
      <text:p text:style-name="P48"/>
      <text:p text:style-name="P49">Crianças tem o número do processo</text:p>
      <text:p text:style-name="P46"/>
      <text:p text:style-name="P46"/>
      <text:p text:style-name="P58">parte adm:</text:p>
      <text:p text:style-name="P56"/>
      <text:p text:style-name="P56">O controle financeiro será por cada casa e pela sede.</text:p>
      <text:p text:style-name="P58"/>
      <text:p text:style-name="P64">Manter estoque <text:span text:style-name="T21">da SEDE</text:span>:</text:p>
      <text:list xml:id="list2624487677365249736" text:style-name="L18">
        <text:list-item>
          <text:p text:style-name="P66">Manter a quantidade de produto que estão na sede</text:p>
        </text:list-item>
        <text:list-item>
          <text:p text:style-name="P66">Dar baixa no estoque da sede ( quantidade do produto e o local )</text:p>
        </text:list-item>
        <text:list-item>
          <text:p text:style-name="P68">produtos que são doações ( uma doação equivale a 1 real )</text:p>
        </text:list-item>
      </text:list>
      <text:p text:style-name="P64"/>
      <text:list xml:id="list8467713624751726886" text:style-name="L19">
        <text:list-item>
          <text:p text:style-name="P62">Separam por categorias de produtos</text:p>
        </text:list-item>
        <text:list-item>
          <text:p text:style-name="P62">Cadastrar produto (quantidade, valor)</text:p>
        </text:list-item>
      </text:list>
      <text:p text:style-name="P64"/>
      <text:p text:style-name="P64"><text:span text:style-name="T8">Orçamento familiar</text:span>:</text:p>
      <text:list xml:id="list1722238200179924913" text:style-name="L20">
        <text:list-item>
          <text:p text:style-name="P63">Selecionar uma casa (número de crianças e cuidadoras)</text:p>
        </text:list-item>
        <text:list-item>
          <text:p text:style-name="P79"><text:soft-page-break/><text:span text:style-name="T16">Renda per capita ( valor unitário por criança para alimentação e para higine pessoal )</text:span></text:p>
        </text:list-item>
        <text:list-item>
          <text:p text:style-name="P72"><text:span text:style-name="T15">Valor total</text:span></text:p>
        </text:list-item>
        <text:list-item>
          <text:p text:style-name="P72"><text:span text:style-name="T15">Valor comprado (atualiza de acordo com as baixas)</text:span></text:p>
        </text:list-item>
        <text:list-item>
          <text:p text:style-name="P72"><text:span text:style-name="T15">Saldo atual ()</text:span></text:p>
        </text:list-item>
      </text:list>
      <text:p text:style-name="P73"><text:span text:style-name="T15"/></text:p>
      <text:list xml:id="list171135079753091" text:continue-numbering="true" text:style-name="L20">
        <text:list-item>
          <text:p text:style-name="P78"><text:span text:style-name="T15">Data da liberação da compra</text:span></text:p>
        </text:list-item>
        <text:list-item>
          <text:p text:style-name="P78"><text:span text:style-name="T15">Numero requisicao</text:span></text:p>
        </text:list-item>
        <text:list-item>
          <text:p text:style-name="P78"><text:span text:style-name="T15">numero nota fiscal</text:span></text:p>
        </text:list-item>
        <text:list-item>
          <text:p text:style-name="P78"><text:span text:style-name="T15">fornecedor</text:span></text:p>
        </text:list-item>
        <text:list-item>
          <text:p text:style-name="P78"><text:span text:style-name="T15">Categoria do produto</text:span></text:p>
        </text:list-item>
        <text:list-item>
          <text:p text:style-name="P78"><text:span text:style-name="T15">Cuidadora residente</text:span></text:p>
        </text:list-item>
        <text:list-item>
          <text:p text:style-name="P78"><text:span text:style-name="T15">Autorizada por (Pessoa pelo administrativo)</text:span></text:p>
        </text:list-item>
      </text:list>
      <text:p text:style-name="P75"><text:span text:style-name="T15"/></text:p>
      <text:p text:style-name="P75"><text:span text:style-name="T15"/></text:p>
      <text:p text:style-name="P29"><text:span text:style-name="T19">Compras gerais :</text:span></text:p>
      <text:list xml:id="list3648762655613399751" text:style-name="L21">
        <text:list-item>
          <text:p text:style-name="P39"><text:span text:style-name="T19">Cadastrar fornecedor (nome, telefone, nome pessoa contato)</text:span></text:p>
        </text:list-item>
        <text:list-item>
          <text:p text:style-name="P39"><text:span text:style-name="T19">Valor de crédito</text:span></text:p>
          <text:p text:style-name="P39"><text:span text:style-name="T19"/></text:p>
        </text:list-item>
        <text:list-item>
          <text:p text:style-name="P39"><text:span text:style-name="T19">Lançamentos compras</text:span></text:p>
        </text:list-item>
        <text:list-item>
          <text:p text:style-name="P39"><text:span text:style-name="T19">Pessoa que autoriza a compra (pessoa do fornecedo)</text:span></text:p>
        </text:list-item>
        <text:list-item>
          <text:p text:style-name="P39"><text:span text:style-name="T19">Data liberação</text:span></text:p>
        </text:list-item>
        <text:list-item>
          <text:p text:style-name="P39"><text:span text:style-name="T19">Número da requisição</text:span></text:p>
        </text:list-item>
        <text:list-item>
          <text:p text:style-name="P39"><text:span text:style-name="T19">Casa/mãe/beneficiado</text:span></text:p>
        </text:list-item>
        <text:list-item>
          <text:p text:style-name="P39"><text:span text:style-name="T19">item de compra</text:span></text:p>
        </text:list-item>
        <text:list-item>
          <text:p text:style-name="P39"><text:span text:style-name="T19">Valor da compra</text:span></text:p>
        </text:list-item>
        <text:list-item>
          <text:p text:style-name="P39"><text:span text:style-name="T19">Valor final do crédito</text:span></text:p>
        </text:list-item>
        <text:list-item>
          <text:p text:style-name="P39"><text:span text:style-name="T19">Observação</text:span></text:p>
        </text:list-item>
      </text:list>
      <text:p text:style-name="P40"><text:span text:style-name="T19"/></text:p>
      <text:p text:style-name="P42"><text:span text:style-name="T20">Compra unificada:</text:span><text:span text:style-name="T19"> </text:span></text:p>
      <text:p text:style-name="P42"><text:span text:style-name="T19">- ( Compra que a sede realiza de tempos em tempos, essa compra reflete no orçamento familiar )</text:span></text:p>
      <text:list xml:id="list7210275588708237116" text:style-name="L22">
        <text:list-item>
          <text:p text:style-name="P80"><text:span text:style-name="T17">- </text:span><text:span text:style-name="T18">Número da compra</text:span></text:p>
        </text:list-item>
      </text:list>
      <text:list xml:id="list5643422892265556471" text:style-name="L23">
        <text:list-item>
          <text:p text:style-name="P44"><text:span text:style-name="T19">Categoria do produto</text:span></text:p>
        </text:list-item>
        <text:list-item>
          <text:p text:style-name="P44"><text:span text:style-name="T19">Valor unitário</text:span></text:p>
        </text:list-item>
        <text:list-item>
          <text:p text:style-name="P44"><text:span text:style-name="T19">Quantidade</text:span></text:p>
        </text:list-item>
        <text:list-item>
          <text:p text:style-name="P45"><text:span text:style-name="T19">Quantidade por mê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4:02:26.472713091</meta:creation-date>
    <dc:date>2016-03-14T17:11:33.884897478</dc:date>
    <meta:editing-duration>P1DT3H17M7S</meta:editing-duration>
    <meta:editing-cycles>29</meta:editing-cycles>
    <meta:generator>LibreOffice/5.0.3.2$Linux_X86_64 LibreOffice_project/00m0$Build-2</meta:generator>
    <meta:document-statistic meta:table-count="0" meta:image-count="0" meta:object-count="0" meta:page-count="4" meta:paragraph-count="112" meta:word-count="701" meta:character-count="4057" meta:non-whitespace-character-count="3530"/>
  </office:meta>
</office:document-meta>
</file>